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четверть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 четверть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string" calcext:value-type="string">
            <text:p>3 четверть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4 четверт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00:56:33.897673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22:32:41.698336779</meta:creation-date>
    <dc:date>2020-09-25T20:10:32.013785158</dc:date>
    <meta:editing-duration>PT2H55M41S</meta:editing-duration>
    <meta:editing-cycles>3</meta:editing-cycles>
    <meta:generator>LibreOffice/6.4.5.2$Linux_X86_64 LibreOffice_project/40$Build-2</meta:generator>
    <meta:document-statistic meta:table-count="1" meta:cell-count="45" meta:object-count="0"/>
  </office:meta>
</office:document-meta>
</file>